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1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Padrão">
        <draw:frame draw:style-name="gr1" draw:layer="layout" svg:width="18.29cm" svg:height="11.68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draw:frame draw:style-name="gr2" draw:text-style-name="P1" draw:layer="layout" svg:width="5.959cm" svg:height="0.569cm" svg:x="2.14cm" svg:y="2.105cm">
            <draw:text-box>
              <text:p><text:span text:style-name="T1">Nível da Árvore 1 (&lt; 1% de perda por fluxo)</text:span></text:p>
            </draw:text-box>
          </draw:frame>
          <draw:frame draw:style-name="gr2" draw:text-style-name="P1" draw:layer="layout" svg:width="6.115cm" svg:height="0.569cm" svg:x="3.74cm" svg:y="5.08cm">
            <draw:text-box>
              <text:p><text:span text:style-name="T1">Nível da Árvore 2 (~ 15% de perda por fluxo)</text:span></text:p>
            </draw:text-box>
          </draw:frame>
          <draw:frame draw:style-name="gr2" draw:text-style-name="P1" draw:layer="layout" svg:width="6.115cm" svg:height="0.569cm" svg:x="5.445cm" svg:y="6.885cm">
            <draw:text-box>
              <text:p><text:span text:style-name="T1">Nível da Árvore 3 (~ 44% de perda por fluxo)</text:span></text:p>
            </draw:text-box>
          </draw:frame>
          <draw:frame draw:style-name="gr2" draw:text-style-name="P1" draw:layer="layout" svg:width="6.115cm" svg:height="0.569cm" svg:x="7.133cm" svg:y="8.255cm">
            <draw:text-box>
              <text:p><text:span text:style-name="T1">Nível da Árvore 4 (~ 69% de perda por fluxo)</text:span></text:p>
            </draw:text-box>
          </draw:frame>
          <draw:frame draw:style-name="gr2" draw:text-style-name="P1" draw:layer="layout" svg:width="6.59cm" svg:height="0.569cm" svg:x="8.69cm" svg:y="8.99cm">
            <draw:text-box>
              <text:p><text:span text:style-name="T1">Nível da Árvore 5..10 (&gt; 87% de perda por fluxo)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288cm" fo:page-height="11.68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andro </meta:initial-creator>
    <meta:creation-date>2011-02-17T20:21:47</meta:creation-date>
    <dc:date>2011-11-19T18:17:53</dc:date>
    <dc:creator>Leandro </dc:creator>
    <meta:editing-duration>PT51M27S</meta:editing-duration>
    <meta:editing-cycles>18</meta:editing-cycles>
    <meta:generator>LibreOffice/3.4$Unix LibreOffice_project/340m1$Build-302</meta:generator>
    <meta:document-statistic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Nimbus Sans L'" style:font-style-name="Regular" fo:font-size="15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8pt" style:font-size-asian="8pt" style:font-size-complex="8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91cm" svg:height="11.681cm" xlink:href="." xlink:type="simple" chart:class="chart:line" chart:style-name="ch1">
        <chart:title svg:x="5.848cm" svg:y="0.368cm" chart:style-name="ch2">
          <text:p>Número de nós vs. Vazão</text:p>
        </chart:title>
        <chart:legend chart:legend-position="end" svg:x="14.277cm" svg:y="1.758cm" style:legend-expansion="high" chart:style-name="ch3"/>
        <chart:plot-area chart:style-name="ch4" chart:data-source-has-labels="both" svg:x="1.348cm" svg:y="1.248cm" svg:width="16.259cm" svg:height="9.297cm">
          <chartooo:coordinate-region svg:x="1.917cm" svg:y="1.408cm" svg:width="15.12cm" svg:height="8.569cm"/>
          <chart:axis chart:dimension="x" chart:name="primary-x" chart:style-name="ch5" chartooo:axis-type="text">
            <chart:title svg:x="7.628cm" svg:y="10.778cm" chart:style-name="ch6">
              <text:p>Número de Nós</text:p>
            </chart:title>
            <chart:categories table:cell-range-address="local-table.$A$2:.$A$11"/>
            <chart:grid chart:style-name="ch7" chart:class="major"/>
          </chart:axis>
          <chart:axis chart:dimension="y" chart:name="primary-y" chart:style-name="ch5">
            <chart:title svg:x="0.131cm" svg:y="7.533cm" chart:style-name="ch8">
              <text:p>Vazão (Mbps)</text:p>
            </chart:title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local-table.$B$2:.$B$11" chart:label-cell-address="local-table.$B$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CP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21.842">
                <text:p>21.8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234">
                <text:p>12.2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023">
                <text:p>7.0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212">
                <text:p>3.2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023">
                <text:p>1.02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11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230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